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0AF8532BD60B988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499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3-title">
      <style:graphic-properties draw:auto-grow-height="true" fo:min-height="2.5cm"/>
      <style:paragraph-properties style:writing-mode="lr-tb"/>
    </style:style>
    <style:style style:name="pr8" style:family="presentation" style:parent-style-name="Forestbird3-outline1">
      <style:graphic-properties fo:min-height="12cm"/>
      <style:paragraph-properties style:writing-mode="lr-tb"/>
    </style:style>
    <style:style style:name="pr9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2-title">
      <style:graphic-properties draw:auto-grow-height="true" fo:min-height="2.5cm"/>
      <style:paragraph-properties style:writing-mode="lr-tb"/>
    </style:style>
    <style:style style:name="pr11" style:family="presentation" style:parent-style-name="Forestbird2-outline1">
      <style:graphic-properties fo:min-height="12cm"/>
      <style:paragraph-properties style:writing-mode="lr-tb"/>
    </style:style>
    <style:style style:name="pr12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2-title">
      <style:graphic-properties fo:min-height="2.5cm"/>
      <style:paragraph-properties style:writing-mode="lr-tb"/>
    </style:style>
    <style:style style:name="pr14" style:family="presentation" style:parent-style-name="Forestbird2-outline1">
      <style:graphic-properties fo:min-height="9cm"/>
      <style:paragraph-properties style:writing-mode="lr-tb"/>
    </style:style>
    <style:style style:name="pr15" style:family="presentation" style:parent-style-name="Forestbird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3cm" fo:margin-bottom="0cm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4.992cm" svg:height="2.5cm" svg:x="1.499cm" svg:y="2.999cm" presentation:class="title" presentation:user-transformed="true">
          <draw:text-box>
            <text:p>ECSE-552 Final Project Software Architecture</text:p>
          </draw:text-box>
        </draw:frame>
        <draw:frame presentation:style-name="pr2" draw:text-style-name="P2" draw:layer="layout" svg:width="24.992cm" svg:height="9.499cm" svg:x="1.499cm" svg:y="3.499cm" presentation:class="subtitle">
          <draw:text-box>
            <text:p><text:span text:style-name="T1">Graham Smith</text:span></text:p>
            <text:p><text:span text:style-name="T1">03/05/20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text-style-name="P1" draw:layer="layout" svg:width="24.992cm" svg:height="2.5cm" svg:x="1.499cm" svg:y="0.499cm" presentation:class="title">
          <draw:text-box>
            <text:p>Source File Organization</text:p>
          </draw:text-box>
        </draw:frame>
        <draw:frame presentation:style-name="pr5" draw:text-style-name="P1" draw:layer="layout" svg:width="24.992cm" svg:height="8.999cm" svg:x="1.499cm" svg:y="3.499cm" presentation:class="outline">
          <draw:text-box>
            <text:list text:style-name="L2">
              <text:list-item>
                <text:p>Python files</text:p>
                <text:list>
                  <text:list-item>
                    <text:p>Use for core modules like defining model class or feature extraction</text:p>
                  </text:list-item>
                  <text:list-item>
                    <text:p>Bulk of code in this format as it’s easier to track diffs in GitHub</text:p>
                  </text:list-item>
                </text:list>
              </text:list-item>
              <text:list-item>
                <text:p><text:span text:style-name="T2">Jupyter Notebook- </text:span>Limited to setting up the execution environment</text:p>
                <text:list>
                  <text:list-item>
                    <text:p>Download and install libraries</text:p>
                  </text:list-item>
                  <text:list-item>
                    <text:p>Connect to Google drive/external storage location</text:p>
                  </text:list-item>
                  <text:list-item>
                    <text:p>Initiate training data transfer and unzipping</text:p>
                  </text:list-item>
                  <text:list-item>
                    <text:p>Initiate training execution and display/save results</text:p>
                  </text:list-item>
                </text:list>
              </text:list-item>
              <text:list-item>
                <text:p>GitHub stores:</text:p>
                <text:list>
                  <text:list-item>
                    <text:p>Source code</text:p>
                  </text:list-item>
                  <text:list-item>
                    <text:p>Planning/architectural doc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2T1">
        <office:forms form:automatic-focus="false" form:apply-design-mode="false"/>
        <draw:frame presentation:style-name="pr7" draw:text-style-name="P1" draw:layer="layout" svg:width="24.992cm" svg:height="2.5cm" svg:x="1.499cm" svg:y="0.499cm" presentation:class="title">
          <draw:text-box>
            <text:p text:style-name="P4">Network Issue w/ Data Stoarge</text:p>
          </draw:text-box>
        </draw:frame>
        <draw:frame presentation:style-name="pr8" draw:text-style-name="P1" draw:layer="layout" svg:width="24.992cm" svg:height="8.999cm" svg:x="1.499cm" svg:y="3.499cm" presentation:class="outline">
          <draw:text-box>
            <text:list text:style-name="L2">
              <text:list-item>
                <text:p text:style-name="P5">Google Colab storage doesn’t persist → data needs to be uploaded each time</text:p>
              </text:list-item>
              <text:list-item>
                <text:p text:style-name="P5">Solution #1 – Store data on Gdrive and access Gdrive while training</text:p>
                <text:list>
                  <text:list-item>
                    <text:p>Quota limits on per-user and per-file operation count and bandwidth quotas</text:p>
                  </text:list-item>
                  <text:list-item>
                    <text:p>Creates bottleneck where training loop could be stalled/waiting on data from network connection between Google Colab and Gdrive</text:p>
                  </text:list-item>
                </text:list>
              </text:list-item>
              <text:list-item>
                <text:p text:style-name="P5">Better solution – Zip up data and transfer it all before training begins</text:p>
                <text:list>
                  <text:list-item>
                    <text:p>More overhead upfront in terms of upload time</text:p>
                  </text:list-item>
                  <text:list-item>
                    <text:p>Data stored on drives associated with VM instance</text:p>
                  </text:list-item>
                  <text:list-item>
                    <text:p>Removes network connection from bottleneck</text:p>
                  </text:list-item>
                </text:list>
              </text:list-item>
              <text:list-item>
                <text:p text:style-name="P5">Documented problem in <text:a xlink:href="https://research.google.com/colaboratory/faq.html" xlink:type="simple">Google Colab FAQ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10" draw:text-style-name="P1" draw:layer="layout" svg:width="24.992cm" svg:height="2.5cm" svg:x="1.499cm" svg:y="0.499cm" presentation:class="title">
          <draw:text-box>
            <text:p>Usage of Google Drive</text:p>
          </draw:text-box>
        </draw:frame>
        <draw:frame presentation:style-name="pr11" draw:text-style-name="P1" draw:layer="layout" svg:width="24.992cm" svg:height="8.999cm" svg:x="1.499cm" svg:y="3.499cm" presentation:class="outline">
          <draw:text-box>
            <text:list text:style-name="L2">
              <text:list-item>
                <text:p>Serve as a common reference point for everyone similar to GitHub</text:p>
              </text:list-item>
              <text:list-item>
                <text:p>Don’t make several copies across multiple Gdrives as maintenance becomes a pain</text:p>
              </text:list-item>
              <text:list-item>
                <text:p>Stores:</text:p>
                <text:list>
                  <text:list-item>
                    <text:p>Training/validation/testing data (Pre-processed?)</text:p>
                  </text:list-item>
                  <text:list-item>
                    <text:p>Best model checkpoints from training?</text:p>
                  </text:list-item>
                  <text:list-item>
                    <text:p>Output graphs/logs/performance metr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2" presentation:presentation-page-layout-name="AL2T1">
        <office:forms form:automatic-focus="false" form:apply-design-mode="false"/>
        <draw:frame presentation:style-name="pr13" draw:layer="layout" svg:width="24.992cm" svg:height="2.5cm" svg:x="1.499cm" svg:y="0.499cm" presentation:class="title">
          <draw:text-box>
            <text:p>Python Module Organization</text:p>
          </draw:text-box>
        </draw:frame>
        <draw:frame presentation:style-name="pr14" draw:layer="layout" svg:width="24.992cm" svg:height="8.999cm" svg:x="1.499cm" svg:y="3.499cm" presentation:class="outline">
          <draw:text-box>
            <text:list text:style-name="L2">
              <text:list-item>
                <text:p><text:span text:style-name="T3">feature_extraction.py</text:span> – contains methods for transforming raw data into form which model consumes (i.e. mel-spectrogram) </text:p>
              </text:list-item>
              <text:list-item>
                <text:p text:style-name="P5"><text:span text:style-name="T4">models.py</text:span><text:span text:style-name="T2"> – contains configurable implementations of models to be tested and other necessary sub-components (i.e. a</text:span>uto-encoders)</text:p>
              </text:list-item>
              <text:list-item>
                <text:p><text:span text:style-name="T3">train.py</text:span> – Contains code which:</text:p>
                <text:list>
                  <text:list-item>
                    <text:p>Sets up and configures feature extraction</text:p>
                  </text:list-item>
                  <text:list-item>
                    <text:p>Sets up and configures model</text:p>
                  </text:list-item>
                  <text:list-item>
                    <text:p>Trains model on extracted features and measures model performance</text:p>
                  </text:list-item>
                </text:list>
              </text:list-item>
              <text:list-item>
                <text:p><text:span text:style-name="T3">dict_logger.py </text:span></text:p>
                <text:list>
                  <text:list-item>
                    <text:p>Logger used to keep track of metrics</text:p>
                  </text:list-item>
                  <text:list-item>
                    <text:p>Local copy kept in case source disappea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3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2cm" fo:margin-bottom="0cm" fo:text-indent="0cm"/>
      <style:text-properties fo:font-size="14.8999996185303pt"/>
    </style:style>
    <style:style style:name="Forestbird-outline7" style:family="presentation" style:parent-style-name="Forestbird-outline6">
      <style:paragraph-properties fo:margin-left="0cm" fo:margin-right="0cm" fo:margin-top="0.071cm" fo:margin-bottom="0cm" fo:text-indent="0cm"/>
      <style:text-properties fo:font-size="14.8999996185303pt"/>
    </style:style>
    <style:style style:name="Forestbird-outline8" style:family="presentation" style:parent-style-name="Forestbird-outline7">
      <style:paragraph-properties fo:margin-left="0cm" fo:margin-right="0cm" fo:margin-top="0.07cm" fo:margin-bottom="0cm" fo:text-indent="0cm"/>
      <style:text-properties fo:font-size="14.8999996185303pt"/>
    </style:style>
    <style:style style:name="Forestbird-outline9" style:family="presentation" style:parent-style-name="Forestbird-outline8">
      <style:paragraph-properties fo:margin-left="0cm" fo:margin-right="0cm" fo:margin-top="0.069cm" fo:margin-bottom="0cm" fo:text-indent="0cm"/>
      <style:text-properties fo:font-size="14.8999996185303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3cm" fo:margin-bottom="0cm" fo:text-indent="0cm"/>
      <style:text-properties fo:font-size="15pt"/>
    </style:style>
    <style:style style:name="Forestbird1-outline6" style:family="presentation" style:parent-style-name="Forestbird1-outline5">
      <style:paragraph-properties fo:margin-left="0cm" fo:margin-right="0cm" fo:margin-top="0.072cm" fo:margin-bottom="0cm" fo:text-indent="0cm"/>
      <style:text-properties fo:font-size="14.8999996185303pt"/>
    </style:style>
    <style:style style:name="Forestbird1-outline7" style:family="presentation" style:parent-style-name="Forestbird1-outline6">
      <style:paragraph-properties fo:margin-left="0cm" fo:margin-right="0cm" fo:margin-top="0.071cm" fo:margin-bottom="0cm" fo:text-indent="0cm"/>
      <style:text-properties fo:font-size="14.8999996185303pt"/>
    </style:style>
    <style:style style:name="Forestbird1-outline8" style:family="presentation" style:parent-style-name="Forestbird1-outline7">
      <style:paragraph-properties fo:margin-left="0cm" fo:margin-right="0cm" fo:margin-top="0.07cm" fo:margin-bottom="0cm" fo:text-indent="0cm"/>
      <style:text-properties fo:font-size="14.8999996185303pt"/>
    </style:style>
    <style:style style:name="Forestbird1-outline9" style:family="presentation" style:parent-style-name="Forestbird1-outline8">
      <style:paragraph-properties fo:margin-left="0cm" fo:margin-right="0cm" fo:margin-top="0.069cm" fo:margin-bottom="0cm" fo:text-indent="0cm"/>
      <style:text-properties fo:font-size="14.8999996185303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3cm" fo:margin-bottom="0cm" fo:text-indent="0cm"/>
      <style:text-properties fo:font-size="15pt"/>
    </style:style>
    <style:style style:name="Forestbird2-outline6" style:family="presentation" style:parent-style-name="Forestbird2-outline5">
      <style:paragraph-properties fo:margin-left="0cm" fo:margin-right="0cm" fo:margin-top="0.072cm" fo:margin-bottom="0cm" fo:text-indent="0cm"/>
      <style:text-properties fo:font-size="14.8999996185303pt"/>
    </style:style>
    <style:style style:name="Forestbird2-outline7" style:family="presentation" style:parent-style-name="Forestbird2-outline6">
      <style:paragraph-properties fo:margin-left="0cm" fo:margin-right="0cm" fo:margin-top="0.071cm" fo:margin-bottom="0cm" fo:text-indent="0cm"/>
      <style:text-properties fo:font-size="14.8999996185303pt"/>
    </style:style>
    <style:style style:name="Forestbird2-outline8" style:family="presentation" style:parent-style-name="Forestbird2-outline7">
      <style:paragraph-properties fo:margin-left="0cm" fo:margin-right="0cm" fo:margin-top="0.07cm" fo:margin-bottom="0cm" fo:text-indent="0cm"/>
      <style:text-properties fo:font-size="14.8999996185303pt"/>
    </style:style>
    <style:style style:name="Forestbird2-outline9" style:family="presentation" style:parent-style-name="Forestbird2-outline8">
      <style:paragraph-properties fo:margin-left="0cm" fo:margin-right="0cm" fo:margin-top="0.069cm" fo:margin-bottom="0cm" fo:text-indent="0cm"/>
      <style:text-properties fo:font-size="14.8999996185303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3cm" fo:margin-bottom="0cm" fo:text-indent="0cm"/>
      <style:text-properties fo:font-size="15pt"/>
    </style:style>
    <style:style style:name="Forestbird3-outline6" style:family="presentation" style:parent-style-name="Forestbird3-outline5">
      <style:paragraph-properties fo:margin-left="0cm" fo:margin-right="0cm" fo:margin-top="0.072cm" fo:margin-bottom="0cm" fo:text-indent="0cm"/>
      <style:text-properties fo:font-size="14.8999996185303pt"/>
    </style:style>
    <style:style style:name="Forestbird3-outline7" style:family="presentation" style:parent-style-name="Forestbird3-outline6">
      <style:paragraph-properties fo:margin-left="0cm" fo:margin-right="0cm" fo:margin-top="0.071cm" fo:margin-bottom="0cm" fo:text-indent="0cm"/>
      <style:text-properties fo:font-size="14.8999996185303pt"/>
    </style:style>
    <style:style style:name="Forestbird3-outline8" style:family="presentation" style:parent-style-name="Forestbird3-outline7">
      <style:paragraph-properties fo:margin-left="0cm" fo:margin-right="0cm" fo:margin-top="0.07cm" fo:margin-bottom="0cm" fo:text-indent="0cm"/>
      <style:text-properties fo:font-size="14.8999996185303pt"/>
    </style:style>
    <style:style style:name="Forestbird3-outline9" style:family="presentation" style:parent-style-name="Forestbird3-outline8">
      <style:paragraph-properties fo:margin-left="0cm" fo:margin-right="0cm" fo:margin-top="0.069cm" fo:margin-bottom="0cm" fo:text-indent="0cm"/>
      <style:text-properties fo:font-size="14.8999996185303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3cm" fo:margin-bottom="0cm" fo:text-indent="0cm"/>
      <style:text-properties fo:font-size="14.8999996185303pt"/>
    </style:style>
    <style:style style:name="Standard-outline7" style:family="presentation" style:parent-style-name="Standard-outline6">
      <style:paragraph-properties fo:margin-left="0cm" fo:margin-right="0cm" fo:margin-top="0.072cm" fo:margin-bottom="0cm" fo:text-indent="0cm"/>
      <style:text-properties fo:font-size="14.8999996185303pt"/>
    </style:style>
    <style:style style:name="Standard-outline8" style:family="presentation" style:parent-style-name="Standard-outline7">
      <style:paragraph-properties fo:margin-left="0cm" fo:margin-right="0cm" fo:margin-top="0.071cm" fo:margin-bottom="0cm" fo:text-indent="0cm"/>
      <style:text-properties fo:font-size="14.8999996185303pt"/>
    </style:style>
    <style:style style:name="Standard-outline9" style:family="presentation" style:parent-style-name="Standard-outline8">
      <style:paragraph-properties fo:margin-left="0cm" fo:margin-right="0cm" fo:margin-top="0.07cm" fo:margin-bottom="0cm" fo:text-indent="0cm"/>
      <style:text-properties fo:font-size="14.8999996185303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5cm" fo:min-width="27.491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1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1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Forestbird" style:page-layout-name="PM1" draw:style-name="Mdp1">
      <draw:frame presentation:style-name="Forestbird-title" draw:layer="backgroundobjects" svg:width="24.992cm" svg:height="2.5cm" svg:x="1.499cm" svg:y="0.499cm" presentation:class="title" presentation:placeholder="true">
        <draw:text-box/>
      </draw:frame>
      <draw:frame presentation:style-name="Forestbird-outline1" draw:layer="backgroundobjects" svg:width="24.992cm" svg:height="9.499cm" svg:x="1.499cm" svg:y="3.499cm" presentation:class="outline" presentation:placeholder="true">
        <draw:text-box/>
      </draw:frame>
      <draw:frame presentation:style-name="Mpr1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7.991cm" svg:height="1.75cm" svg:x="0cm" svg:y="13.998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5cm" svg:y="14.339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5cm" svg:y="14.308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5cm" svg:y="14.608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5cm" svg:y="14.265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6cm" svg:y="14.265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5cm" svg:y="14.615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cm" svg:y="14.24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2cm" svg:y="13.075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5cm" svg:y="13.237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3cm" svg:y="13.075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5cm" svg:y="13.237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5cm" svg:height="0.987cm" svg:x="7.643cm" svg:y="13.567cm" svg:viewBox="0 0 1126 988" svg:d="M564 0c310 0 451 133 451 317 0 154 233 382 24 532-100 74-273 139-475 139-203 0-375-65-477-139-209-153 25-378 25-532 0-184 138-317 452-317z">
          <text:p/>
        </draw:path>
        <draw:path draw:style-name="Mgr4" draw:text-style-name="MP8" draw:layer="backgroundobjects" svg:width="0.984cm" svg:height="0.817cm" svg:x="7.711cm" svg:y="13.702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4cm" svg:y="14.286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1cm" svg:y="13.823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5cm" svg:y="13.805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2cm" svg:y="13.9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cm" svg:y="13.823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1cm" svg:y="13.808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78cm" svg:y="13.9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4cm" svg:y="14.246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6cm" svg:y="14.132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6cm" svg:y="14.092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6cm" svg:y="14.016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cm" svg:y="14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3cm" svg:y="14.151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3cm" svg:y="13.979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1cm" svg:y="13.979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6cm" svg:y="14.154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5cm" svg:y="13.967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6cm" svg:y="13.384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7cm" svg:y="13.466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cm" svg:y="13.384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7cm" svg:y="13.466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1cm" svg:y="13.631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cm" svg:height="0.408cm" svg:x="3.788cm" svg:y="13.698cm" svg:viewBox="0 0 491 409" svg:d="M223 13c14-17 27-17 40 0 33 42 83 131 87 205 58-8 124-5 138 26 26 61-97 165-243 165-147 0-267-104-241-165 11-31 77-34 134-26 3-74 53-163 85-205z">
          <text:p/>
        </draw:path>
        <draw:path draw:style-name="Mgr4" draw:text-style-name="MP8" draw:layer="backgroundobjects" svg:width="0.232cm" svg:height="0.083cm" svg:x="3.917cm" svg:y="13.99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5cm" svg:y="13.758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6cm" svg:y="13.75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cm" svg:y="13.797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5cm" svg:y="13.758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7cm" svg:y="13.751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7cm" svg:y="13.797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3cm" svg:y="13.97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1cm" svg:y="13.913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6cm" svg:y="13.893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3cm" svg:y="13.536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74cm" svg:y="13.517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74cm" svg:y="13.505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2cm" svg:y="13.612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1cm" svg:height="0.868cm" svg:x="17.785cm" svg:y="13.416cm" svg:viewBox="0 0 742 869" svg:d="M714 335c-39-97-143-215-295-280-380-166-518 86-345 213 203 150 184 389 262 488-82 21-142 65-142 90 0 35 165 16 248 23 138 0 249-28 249-62 2-26-2-42-9-56 66-99 80-296 32-416z">
        <text:p/>
      </draw:path>
      <draw:path draw:style-name="Mgr4" draw:text-style-name="MP8" draw:layer="backgroundobjects" svg:width="0.277cm" svg:height="0.51cm" svg:x="18.072cm" svg:y="13.71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69cm" svg:y="13.384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59cm" svg:y="13.363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35cm" svg:y="13.19cm" svg:viewBox="0 0 130 136" svg:d="M1 136c-7-72 35-91 53-136 25 41 69 51 76 122-43 5-86 9-129 14z">
        <text:p/>
      </draw:path>
      <draw:path draw:style-name="Mgr4" draw:text-style-name="MP8" draw:layer="backgroundobjects" svg:width="0.45cm" svg:height="0.534cm" svg:x="17.636cm" svg:y="13.181cm" svg:viewBox="0 0 451 535" svg:d="M335 0c-27 41-74 50-83 122-124 5-262 173-251 307 2 37 101 106 225 106 125 0 225-111 225-247 3-81-23-125-67-145 7-72-32-95-49-143z">
        <text:p/>
      </draw:path>
      <draw:path draw:style-name="Mgr4" draw:text-style-name="MP8" draw:layer="backgroundobjects" svg:width="0.1cm" svg:height="0.195cm" svg:x="17.901cm" svg:y="13.245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39cm" svg:y="13.409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59cm" svg:y="13.437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cm" svg:y="13.453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2cm" svg:height="0.254cm" svg:x="17.594cm" svg:y="13.679cm" svg:viewBox="0 0 503 255" svg:d="M196 126c-64-12-170 12-192-37-32-69 162-111 212-78 120 73 282-69 287 145 2 53-125 208-307-30z">
        <text:p/>
      </draw:path>
      <draw:custom-shape draw:style-name="Mgr5" draw:text-style-name="MP9" draw:layer="backgroundobjects" svg:width="0.5cm" svg:height="2.5cm" svg:x="25.491cm" svg:y="11.49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499cm" svg:height="0.75cm" svg:x="24.492cm" svg:y="12.4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1.999cm" svg:height="0.75cm" svg:x="24.742cm" svg:y="11.9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4.992cm" svg:y="11.4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41cm" svg:y="10.9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0.5cm" svg:height="2.5cm" svg:x="22.743cm" svg:y="11.49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1.999cm" svg:height="0.75cm" svg:x="21.992cm" svg:y="12.2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43cm" svg:y="11.7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492cm" svg:y="11.2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05cm" svg:y="9.998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492cm" svg:y="9.998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82cm" svg:y="10.32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55cm" svg:y="10.334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cm" svg:y="10.114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07cm" svg:y="10.25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79cm" svg:y="10.355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67cm" svg:y="10.457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05cm" svg:y="10.498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492cm" svg:y="10.498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82cm" svg:y="10.82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55cm" svg:y="10.834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cm" svg:y="10.614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07cm" svg:y="10.75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79cm" svg:y="10.855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67cm" svg:y="10.957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3" draw:text-style-name="MP7" draw:layer="backgroundobjects" svg:width="27.991cm" svg:height="1.75cm" svg:x="0cm" svg:y="13.998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4.992cm" svg:height="2.5cm" svg:x="1.499cm" svg:y="0.499cm" presentation:class="title" presentation:placeholder="true">
        <draw:text-box/>
      </draw:frame>
      <draw:frame presentation:style-name="Mpr5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9" draw:layer="backgroundobjects" svg:width="0.5cm" svg:height="2.5cm" svg:x="25.492cm" svg:y="11.49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499cm" svg:height="0.75cm" svg:x="24.493cm" svg:y="12.4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1.999cm" svg:height="0.75cm" svg:x="24.743cm" svg:y="11.9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4.993cm" svg:y="11.4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42cm" svg:y="10.9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0.5cm" svg:height="2.5cm" svg:x="22.744cm" svg:y="11.49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1.999cm" svg:height="0.75cm" svg:x="21.993cm" svg:y="12.2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44cm" svg:y="11.7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493cm" svg:y="11.2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05cm" svg:y="10.248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992cm" svg:y="10.248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82cm" svg:y="10.57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55cm" svg:y="10.584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cm" svg:y="10.364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07cm" svg:y="10.5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79cm" svg:y="10.605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67cm" svg:y="10.707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04cm" svg:y="9.748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491cm" svg:y="9.748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81cm" svg:y="10.07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54cm" svg:y="10.084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59cm" svg:y="9.864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06cm" svg:y="10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78cm" svg:y="10.105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66cm" svg:y="10.207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4.992cm" svg:height="8.999cm" svg:x="1.499cm" svg:y="3.499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3" draw:text-style-name="MP7" draw:layer="backgroundobjects" svg:width="27.991cm" svg:height="1.75cm" svg:x="0cm" svg:y="13.998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4.992cm" svg:height="2.5cm" svg:x="1.499cm" svg:y="0.499cm" presentation:class="title" presentation:placeholder="true">
        <draw:text-box/>
      </draw:frame>
      <draw:frame presentation:style-name="Forestbird2-outline1" draw:layer="backgroundobjects" svg:width="24.992cm" svg:height="8.999cm" svg:x="1.499cm" svg:y="3.499cm" presentation:class="outline" presentation:placeholder="true">
        <draw:text-box/>
      </draw:frame>
      <draw:frame presentation:style-name="Mpr8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52cm" svg:y="13.593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13cm" svg:y="13.574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13cm" svg:y="13.562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4.991cm" svg:y="13.669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1cm" svg:height="0.868cm" svg:x="25.224cm" svg:y="13.473cm" svg:viewBox="0 0 742 869" svg:d="M714 335c-39-97-143-215-295-280-380-166-518 86-345 213 203 150 184 389 262 488-82 21-142 65-142 90 0 35 165 16 248 23 138 0 249-28 249-62 2-26-2-42-9-56 66-99 80-296 32-416z">
          <text:p/>
        </draw:path>
        <draw:path draw:style-name="Mgr4" draw:text-style-name="MP8" draw:layer="backgroundobjects" svg:width="0.277cm" svg:height="0.51cm" svg:x="25.511cm" svg:y="13.767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08cm" svg:y="13.441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498cm" svg:y="13.4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74cm" svg:y="13.247cm" svg:viewBox="0 0 130 136" svg:d="M1 136c-7-72 35-91 53-136 25 41 69 51 76 122-43 5-86 9-129 14z">
          <text:p/>
        </draw:path>
        <draw:path draw:style-name="Mgr4" draw:text-style-name="MP8" draw:layer="backgroundobjects" svg:width="0.45cm" svg:height="0.534cm" svg:x="25.075cm" svg:y="13.238cm" svg:viewBox="0 0 451 535" svg:d="M335 0c-27 41-74 50-83 122-124 5-262 173-251 307 2 37 101 106 225 106 125 0 225-111 225-247 3-81-23-125-67-145 7-72-32-95-49-143z">
          <text:p/>
        </draw:path>
        <draw:path draw:style-name="Mgr4" draw:text-style-name="MP8" draw:layer="backgroundobjects" svg:width="0.1cm" svg:height="0.195cm" svg:x="25.34cm" svg:y="13.302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78cm" svg:y="13.466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198cm" svg:y="13.494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59cm" svg:y="13.51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2cm" svg:height="0.254cm" svg:x="25.033cm" svg:y="13.736cm" svg:viewBox="0 0 503 255" svg:d="M196 126c-64-12-170 12-192-37-32-69 162-111 212-78 120 73 282-69 287 145 2 53-125 208-307-30z">
          <text:p/>
        </draw:path>
      </draw:g>
      <draw:g>
        <draw:path draw:style-name="Mgr4" draw:text-style-name="MP8" draw:layer="backgroundobjects" svg:width="0.217cm" svg:height="0.219cm" svg:x="22.742cm" svg:y="14.275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1cm" svg:y="14.251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49cm" svg:y="14.494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27cm" svg:y="14.216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09cm" svg:y="14.216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19cm" svg:y="14.5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84cm" svg:y="14.195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69cm" svg:y="13.248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cm" svg:y="13.38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cm" svg:y="13.248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1cm" svg:y="13.38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cm" svg:y="13.648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2.995cm" svg:y="13.758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23cm" svg:y="14.233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77cm" svg:y="13.856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62cm" svg:y="13.842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cm" svg:y="13.918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1cm" svg:y="13.856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44cm" svg:y="13.844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cm" svg:y="13.918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59cm" svg:y="14.201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cm" svg:y="14.108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28cm" svg:y="14.075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3" draw:text-style-name="MP7" draw:layer="backgroundobjects" svg:width="27.991cm" svg:height="1.75cm" svg:x="0cm" svg:y="13.998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4.992cm" svg:height="2.5cm" svg:x="1.499cm" svg:y="0.499cm" presentation:class="title" presentation:placeholder="true">
        <draw:text-box/>
      </draw:frame>
      <draw:frame presentation:style-name="Forestbird3-outline1" draw:layer="backgroundobjects" svg:width="24.992cm" svg:height="8.999cm" svg:x="1.499cm" svg:y="3.499cm" presentation:class="outline" presentation:placeholder="true">
        <draw:text-box/>
      </draw:frame>
      <draw:frame presentation:style-name="Mpr11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0.993cm" svg:y="14.119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88cm" svg:y="14.085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2cm" svg:y="14.41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55cm" svg:y="14.038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794cm" svg:y="14.038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05cm" svg:y="14.418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24cm" svg:y="14.011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45cm" svg:y="12.748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1cm" svg:y="12.924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47cm" svg:y="12.748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83cm" svg:y="12.924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18cm" svg:y="13.281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297cm" svg:y="13.428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1cm" svg:y="14.061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396cm" svg:y="13.559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77cm" svg:y="13.54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2cm" svg:y="13.642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2cm" svg:y="13.559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56cm" svg:y="13.543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1.998cm" svg:y="13.642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33cm" svg:y="14.018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494cm" svg:y="13.894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697cm" svg:y="13.851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cm" svg:y="13.933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16cm" svg:y="13.916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32cm" svg:y="14.079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67cm" svg:y="13.893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396cm" svg:y="13.893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71cm" svg:y="14.082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31cm" svg:y="13.88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693cm" svg:y="13.248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11cm" svg:y="13.336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41cm" svg:y="13.248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84cm" svg:y="13.336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78cm" svg:y="13.515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14cm" svg:y="13.588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54cm" svg:y="13.905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44cm" svg:y="13.653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47cm" svg:y="13.645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67cm" svg:y="13.695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67cm" svg:y="13.653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56cm" svg:y="13.646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03cm" svg:y="13.695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34cm" svg:y="13.883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12cm" svg:y="13.822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14cm" svg:y="13.8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1cm" svg:height="2.63cm" svg:x="1.399cm" svg:y="0.626cm" presentation:class="title" presentation:placeholder="true">
        <draw:text-box/>
      </draw:frame>
      <draw:frame presentation:style-name="Standard-outline1" draw:layer="backgroundobjects" svg:width="25.191cm" svg:height="9.133cm" svg:x="1.399cm" svg:y="3.684cm" presentation:class="outline" presentation:placeholder="true">
        <draw:text-box/>
      </draw:frame>
      <draw:frame presentation:style-name="Mpr14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0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1T16:25:19.019000000</meta:creation-date>
    <meta:editing-duration>PT3H37M12S</meta:editing-duration>
    <meta:editing-cycles>11</meta:editing-cycles>
    <meta:generator>LibreOffice/7.2.4.1$Windows_X86_64 LibreOffice_project/27d75539669ac387bb498e35313b970b7fe9c4f9</meta:generator>
    <dc:title>Forestbird</dc:title>
    <dc:date>2022-03-05T14:51:24.520000000</dc:date>
    <meta:document-statistic meta:object-count="294"/>
  </office:meta>
</office:document-meta>
</file>